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4" draw:id="id4" draw:layer="layout" svg:width="9.906cm" svg:height="6.35cm" svg:x="5.572cm" svg:y="12.811cm">
          <text:p text:style-name="P1">TRInterf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4.445cm" svg:height="1.905cm" svg:x="19.796cm" svg:y="1.889cm">
          <text:p text:style-name="P1">ROOTR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.112cm" svg:height="4.699cm" svg:x="6.842cm" svg:y="1.635cm">
          <text:p text:style-name="P1">ROO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6.604cm" svg:height="4.191cm" svg:x="19.542cm" svg:y="9.89cm">
          <text:p text:style-name="P1">Rcpp/RInsi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6.223cm" svg:height="3.683cm" svg:x="19.749cm" svg:y="4.803cm">
          <text:p text:style-name="P1">R (Interpreter)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6.223cm" svg:height="4.191cm" svg:x="3.794cm" svg:y="7.731cm">
          <text:p text:style-name="P1">ROOT's Interpr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5.715cm" svg:height="3.556cm" svg:x="11.922cm" svg:y="8.112cm">
          <text:p text:style-name="P1">ROOT's Datatyp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0.398cm" svg:y1="6.334cm" svg:x2="6.906cm" svg:y2="7.731cm" draw:start-shape="id1" draw:start-glue-point="8" draw:end-shape="id2" draw:end-glue-point="4" svg:d="m10398 6334v698h-3492v699" svg:viewBox="0 0 3493 1398">
          <text:p/>
        </draw:connector>
        <draw:connector draw:style-name="gr2" draw:text-style-name="P1" draw:layer="layout" svg:x1="10.398cm" svg:y1="6.334cm" svg:x2="14.779cm" svg:y2="8.112cm" draw:start-shape="id1" draw:start-glue-point="8" draw:end-shape="id3" draw:end-glue-point="4" svg:d="m10398 6334v889h4381v889" svg:viewBox="0 0 4382 1779">
          <text:p/>
        </draw:connector>
        <draw:connector draw:style-name="gr2" draw:text-style-name="P1" draw:layer="layout" svg:x1="6.906cm" svg:y1="11.922cm" svg:x2="10.525cm" svg:y2="12.811cm" draw:start-shape="id2" draw:start-glue-point="8" draw:end-shape="id4" draw:end-glue-point="4" svg:d="m6906 11922v445h3619v444" svg:viewBox="0 0 3620 890">
          <text:p/>
        </draw:connector>
        <draw:connector draw:style-name="gr2" draw:text-style-name="P1" draw:layer="layout" svg:x1="14.779cm" svg:y1="11.668cm" svg:x2="10.525cm" svg:y2="12.811cm" draw:start-shape="id3" draw:start-glue-point="8" draw:end-shape="id4" draw:end-glue-point="4" svg:d="m14779 11668v572h-4254v571" svg:viewBox="0 0 4255 1144">
          <text:p/>
        </draw:connector>
        <draw:connector draw:style-name="gr2" draw:text-style-name="P1" draw:layer="layout" svg:x1="22.861cm" svg:y1="8.486cm" svg:x2="22.844cm" svg:y2="9.89cm" draw:start-shape="id5" draw:start-glue-point="8" draw:end-shape="id6" draw:end-glue-point="4" svg:d="m22861 8486v702h-17v702" svg:viewBox="0 0 18 1405">
          <text:p/>
        </draw:connector>
        <draw:custom-shape draw:style-name="gr1" draw:text-style-name="P1" xml:id="id7" draw:id="id7" draw:layer="layout" svg:width="6.477cm" svg:height="3.683cm" svg:x="19.629cm" svg:y="15.758cm">
          <text:p text:style-name="P1">Rcpp's Datatyp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5.478cm" svg:y1="15.986cm" svg:x2="19.629cm" svg:y2="17.599cm" draw:start-shape="id4" draw:start-glue-point="10" draw:end-shape="id7" draw:end-glue-point="6" svg:d="m15478 15986h2076v1613h2075" svg:viewBox="0 0 4152 1614">
          <text:p/>
        </draw:connector>
        <draw:connector draw:style-name="gr2" draw:text-style-name="P1" draw:layer="layout" svg:x1="22.868cm" svg:y1="15.758cm" svg:x2="22.844cm" svg:y2="14.081cm" draw:start-shape="id7" draw:start-glue-point="4" draw:end-shape="id6" draw:end-glue-point="8" svg:d="m22868 15758v-839h-24v-838" svg:viewBox="0 0 25 16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h" style:country-asian="CN" style:font-family-complex="'Bitstream Vera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4-15T18:11:27</meta:creation-date>
    <dc:date>2013-04-15T18:31:03</dc:date>
    <meta:editing-duration>PT4M26S</meta:editing-duration>
    <meta:editing-cycles>2</meta:editing-cycles>
    <meta:generator>LibreOffice/4.0.0.3$Linux_X86_64 LibreOffice_project/400m0$Build-103</meta:generator>
    <meta:document-statistic meta:object-count="15"/>
  </office:meta>
</office:document-meta>
</file>